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7b26a" officeooo:paragraph-rsid="02e7b26a" style:font-size-asian="12pt" style:font-weight-asian="normal" style:font-size-complex="12pt" style:font-weight-complex="normal"/>
    </style:style>
    <style:style style:name="P86"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8"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9"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0" style:family="paragraph" style:parent-style-name="Standard">
      <style:text-properties officeooo:paragraph-rsid="01a49d51"/>
    </style:style>
    <style:style style:name="P91"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3" style:family="paragraph" style:parent-style-name="Text_20_body">
      <style:paragraph-properties fo:text-align="start" style:justify-single-word="false"/>
      <style:text-properties officeooo:paragraph-rsid="001756f7"/>
    </style:style>
    <style:style style:name="P94" style:family="paragraph" style:parent-style-name="Text_20_body">
      <style:text-properties officeooo:rsid="02e82a24" officeooo:paragraph-rsid="001756f7" style:font-size-asian="12pt"/>
    </style:style>
    <style:style style:name="P9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2" style:family="paragraph" style:parent-style-name="Text_20_body">
      <style:text-properties officeooo:rsid="02e82a24" officeooo:paragraph-rsid="00bb0ca2" style:font-size-asian="12pt"/>
    </style:style>
    <style:style style:name="P103" style:family="paragraph" style:parent-style-name="Text_20_body">
      <style:text-properties fo:font-weight="bold" officeooo:rsid="0264fa82" officeooo:paragraph-rsid="0264fa82" style:font-size-asian="12pt" style:font-weight-asian="bold" style:font-weight-complex="bold"/>
    </style:style>
    <style:style style:name="P104" style:family="paragraph" style:parent-style-name="Text_20_body">
      <style:text-properties fo:font-weight="bold" officeooo:rsid="0283391a" officeooo:paragraph-rsid="0283391a" style:font-size-asian="12pt" style:font-weight-asian="bold" style:font-weight-complex="bold"/>
    </style:style>
    <style:style style:name="P105"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officeooo:rsid="02ee2e6a"/>
    </style:style>
    <style:style style:name="T240" style:family="text">
      <style:text-properties fo:font-size="12pt" fo:font-weight="bold" officeooo:rsid="0426cbc9" style:font-size-asian="12pt" style:font-weight-asian="bold" style:font-size-complex="12pt" style:font-weight-complex="bold"/>
    </style:style>
    <style:style style:name="T241" style:family="text">
      <style:text-properties fo:font-size="12pt" fo:font-weight="bold" officeooo:rsid="02e82a24" style:font-size-asian="12pt" style:font-weight-asian="bold" style:font-size-complex="12pt" style:font-weight-complex="bold"/>
    </style:style>
    <style:style style:name="T242" style:family="text">
      <style:text-properties fo:font-size="12pt" fo:font-weight="normal" officeooo:rsid="02e82a24" style:font-size-asian="12pt" style:font-weight-asian="normal" style:font-size-complex="12pt" style:font-weight-complex="normal"/>
    </style:style>
    <style:style style:name="T243" style:family="text">
      <style:text-properties fo:font-size="12pt" fo:font-weight="normal" officeooo:rsid="038dd9cf" style:font-size-asian="12pt" style:font-weight-asian="normal" style:font-size-complex="12pt" style:font-weight-complex="normal"/>
    </style:style>
    <style:style style:name="T244" style:family="text">
      <style:text-properties fo:font-size="12pt" fo:font-weight="normal" officeooo:rsid="0026d4d6" style:font-size-asian="12pt" style:font-weight-asian="normal" style:font-size-complex="12pt" style:font-weight-complex="normal"/>
    </style:style>
    <style:style style:name="T245" style:family="text">
      <style:text-properties officeooo:rsid="038d9d4d"/>
    </style:style>
    <style:style style:name="T246" style:family="text">
      <style:text-properties officeooo:rsid="038dd9cf"/>
    </style:style>
    <style:style style:name="T247" style:family="text">
      <style:text-properties officeooo:rsid="0025668c"/>
    </style:style>
    <style:style style:name="T248" style:family="text">
      <style:text-properties fo:font-weight="normal" style:font-weight-asian="normal" style:font-weight-complex="normal"/>
    </style:style>
    <style:style style:name="T249" style:family="text">
      <style:text-properties fo:font-style="italic" fo:font-weight="normal" style:font-style-asian="italic" style:font-weight-asian="normal" style:font-style-complex="italic" style:font-weight-complex="normal"/>
    </style:style>
    <style:style style:name="T250" style:family="text">
      <style:text-properties fo:font-weight="normal" officeooo:rsid="01e97238" style:font-weight-asian="normal" style:font-weight-complex="normal"/>
    </style:style>
    <style:style style:name="T251" style:family="text">
      <style:text-properties fo:font-weight="bold" style:font-weight-asian="bold"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style:font-style-asian="normal" style:font-style-complex="normal"/>
    </style:style>
    <style:style style:name="T255" style:family="text">
      <style:text-properties officeooo:rsid="00bb3130"/>
    </style:style>
    <style:style style:name="T256" style:family="text">
      <style:text-properties officeooo:rsid="00bc8fae"/>
    </style:style>
    <style:style style:name="T257" style:family="text">
      <style:text-properties officeooo:rsid="026b9f6d"/>
    </style:style>
    <style:style style:name="T258" style:family="text">
      <style:text-properties fo:font-style="normal" fo:font-weight="normal" officeooo:rsid="0266cacd" style:font-style-asian="normal" style:font-weight-asian="normal" style:font-style-complex="normal" style:font-weight-complex="normal"/>
    </style:style>
    <style:style style:name="T259" style:family="text">
      <style:text-properties officeooo:rsid="021c40b7"/>
    </style:style>
    <style:style style:name="T260" style:family="text">
      <style:text-properties fo:font-style="italic" fo:font-weight="normal" officeooo:rsid="020764ba" style:font-style-asian="italic" style:font-weight-asian="normal" style:font-style-complex="italic" style:font-weight-complex="normal"/>
    </style:style>
    <style:style style:name="T261"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2">One solution is to <text:span text:style-name="T238">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4">To further reduce risk, a backup <text:span text:style-name="T239">of the system</text:span> could be made before each hot fix is implemented. This ensures that even if the hotfix leads to more issues, the system can be rolled back safely.</text:p>
                </text:list-item>
                <text:list-item>
                  <text:p text:style-name="P85">To track hotfixes, <text:span text:style-name="T237">we can use a versioning system like Git. Additionally, entries could be added to the runbooks. </text:span></text:p>
                </text:list-item>
              </text:list>
            </text:list-item>
          </text:list>
        </text:list-item>
      </text:list>
      <text:p text:style-name="P86"/>
      <text:p text:style-name="P87"/>
      <text:p text:style-name="P88"/>
      <text:p text:style-name="P89"/>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4"/>
      <text:p text:style-name="P91">References</text:p>
      <text:p text:style-name="P92"/>
      <text:p text:style-name="P93"><text:span text:style-name="Strong_20_Emphasis"><text:span text:style-name="T240">GD</text:span></text:span><text:span text:style-name="Strong_20_Emphasis"><text:span text:style-name="T241">P</text:span></text:span><text:span text:style-name="Strong_20_Emphasis"><text:span text:style-name="T240">R</text:span></text:span><text:span text:style-name="T242"> (</text:span>2018<text:span text:style-name="T242">) </text:span><text:span text:style-name="Emphasis"><text:span text:style-name="T242">General Data Protection Regulation.</text:span></text:span><text:span text:style-name="T242"> Available at: </text:span><text:a xlink:type="simple" xlink:href="https://gdpr-info.eu/" text:style-name="Internet_20_link" text:visited-style-name="Visited_20_Internet_20_Link"><text:span text:style-name="T242">https://gdpr-info.eu/</text:span></text:a><text:span text:style-name="T242"> (</text:span><text:span text:style-name="T243">Accessed: </text:span><text:span text:style-name="T244">5 </text:span><text:span text:style-name="T243"><text:s/></text:span><text:span text:style-name="T244">May</text:span><text:span text:style-name="T243"> 2026</text:span><text:span text:style-name="T242">).</text:span></text:p>
      <text:p text:style-name="P94"><text:span text:style-name="Strong_20_Emphasis">Data Protection Act 2018</text:span> (2018) <text:span text:style-name="Emphasis">c.12.</text:span> London: The Stationery Office. <text:span text:style-name="T245">Available at: </text:span><text:a xlink:type="simple" xlink:href="https://www.legislation.gov.uk/ukpga/2018/12" text:style-name="Internet_20_link" text:visited-style-name="Visited_20_Internet_20_Link"><text:span text:style-name="T245">https://www.legislation.gov.uk/ukpga/2018/12</text:span></text:a><text:span text:style-name="T245"> </text:span><text:span text:style-name="T246">(Accessed: </text:span><text:span text:style-name="T247">5 May</text:span><text:span text:style-name="T246"> 2026).</text:span></text:p>
      <text:p text:style-name="P9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6">Accessed: </text:span><text:span text:style-name="T247">5</text:span><text:span text:style-name="T246"> </text:span><text:span text:style-name="T247">May</text:span><text:span text:style-name="T246"> 2026</text:span>).</text:p>
      <text:p text:style-name="P96">National Cyber Security Centre <text:span text:style-name="T248">(2021) </text:span><text:span text:style-name="T249">Top tips for staying secure online.</text:span><text:span text:style-name="T248"> Available at: </text:span><text:a xlink:type="simple" xlink:href="https://www.ncsc.gov.uk/collection/top-tips-for-staying-secure-online/always-back-up-your-most-important-data#section_3" text:style-name="Internet_20_link" text:visited-style-name="Visited_20_Internet_20_Link"><text:span text:style-name="T248">https://www.ncsc.gov.uk/collection/top-tips-for-staying-secure-online/always-back-up-your-most-important-data#section_3</text:span></text:a><text:span text:style-name="T248"> (Accessed 5 May 2026).</text:span></text:p>
      <text:p text:style-name="P97">National Cyber Security Centre <text:span text:style-name="T248">(2024) </text:span><text:span text:style-name="T249">Vulnerability management</text:span><text:span text:style-name="T248">. Available at: </text:span><text:a xlink:type="simple" xlink:href="https://www.ncsc.gov.uk/collection/vulnerability-management" text:style-name="Internet_20_link" text:visited-style-name="Visited_20_Internet_20_Link"><text:span text:style-name="T248">https://www.ncsc.gov.uk/collection/vulnerability-management</text:span></text:a><text:span text:style-name="T248"> </text:span><text:span text:style-name="T250">(Accessed: 6 May 2026).</text:span></text:p>
      <text:p text:style-name="P98"><text:span text:style-name="T25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9">Rubber Duck Debugging <text:span text:style-name="T248">(n.d.) </text:span><text:span text:style-name="T249">Debugging Software with a Rubber Ducky. </text:span><text:span text:style-name="T252">Available at: </text:span><text:a xlink:type="simple" xlink:href="https://rubberduckdebugging.com/" text:style-name="Internet_20_link" text:visited-style-name="Visited_20_Internet_20_Link"><text:span text:style-name="T252">https://rubberduckdebugging.com/</text:span></text:a><text:span text:style-name="T252"> (Accessed: 5 May 2026)</text:span></text:p>
      <text:p text:style-name="P100"><text:span text:style-name="T253">Luka Netzler, Brian Lovell</text:span><text:span text:style-name="T25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1">Christoph Bamberg, Julia Reinchenberger, Jens Blechert <text:span text:style-name="T248">(2025) </text:span><text:span text:style-name="T249">Stable cognitive performance while adapting to intermittent fasting: A randomised controlled trial</text:span><text:span text:style-name="T252">. Available at: </text:span><text:a xlink:type="simple" xlink:href="https://journals.sagepub.com/doi/10.1177/13591053251351204" text:style-name="Internet_20_link" text:visited-style-name="Visited_20_Internet_20_Link"><text:span text:style-name="T252">https://journals.sagepub.com/doi/10.1177/13591053251351204</text:span></text:a><text:span text:style-name="T252"> (Accessed: 5 May 2026).</text:span></text:p>
      <text:p text:style-name="P102"><text:span text:style-name="Strong_20_Emphasis">Information Commissioner’s Office (ICO)</text:span> (2024<text:span text:style-name="T25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6">Accessed: </text:span><text:span text:style-name="T256">5 May </text:span><text:span text:style-name="T246">2026</text:span>).</text:p>
      <text:p text:style-name="P103"><text:soft-page-break/>Sam L<text:span text:style-name="T257">i</text:span> <text:span text:style-name="T248">(2024) </text:span><text:span text:style-name="T249">Mastering Third-Party Integrations: Strategies for Reliable, Secure, and Scalable API Management. </text:span><text:span text:style-name="T258">Available at: </text:span><text:a xlink:type="simple" xlink:href="https://wslisam.medium.com/mastering-third-party-integrations-strategies-for-reliable-secure-and-scalable-api-management-97ebfb83f7b8" text:style-name="Internet_20_link" text:visited-style-name="Visited_20_Internet_20_Link"><text:span text:style-name="T258">https://wslisam.medium.com/mastering-third-party-integrations-strategies-for-reliable-secure-and-scalable-api-management-97ebfb83f7b8</text:span></text:a><text:span text:style-name="T258"> (Accessed: 6 May 2026)</text:span></text:p>
      <text:p text:style-name="P104">Chrissy Kidd <text:span text:style-name="T248">(2022) </text:span><text:span text:style-name="T249">Incident Severity Levels 1-5 Explained. </text:span><text:span text:style-name="T252">Available at: </text:span><text:a xlink:type="simple" xlink:href="https://www.splunk.com/en_us/blog/learn/incident-severity-levels.html" text:style-name="Internet_20_link" text:visited-style-name="Visited_20_Internet_20_Link"><text:span text:style-name="T252">https://www.splunk.com/en_us/blog/learn/incident-severity-levels.html</text:span></text:a><text:span text:style-name="T252"> (Accessed: 6 May 2026)</text:span></text:p>
      <text:p text:style-name="P105">Muhhammad Raza, Samantha Dunn <text:span text:style-name="T248">(2024) </text:span><text:span text:style-name="T249">Introduction to Runbooks. </text:span><text:span text:style-name="T248">Available at: </text:span><text:a xlink:type="simple" xlink:href="http://www.splunk.com/en_us/blog/learn/runbooks.html" text:style-name="Internet_20_link" text:visited-style-name="Visited_20_Internet_20_Link"><text:span text:style-name="T248">www.splunk.com/en_us/blog/learn/runbooks.html</text:span></text:a><text:span text:style-name="T248"> (Accessed: 6 May 2026)</text:span></text:p>
      <text:p text:style-name="P106">Dominik H Pesta, Varman T Samuel <text:span text:style-name="T248">(2014) </text:span><text:span text:style-name="T249">A high-protein diet for reducing body fat: mechanisms and possible caveats.</text:span><text:span text:style-name="T248"> Available at: </text:span><text:a xlink:type="simple" xlink:href="https://link.springer.com/article/10.1186/1743-7075-11-53" text:style-name="Internet_20_link" text:visited-style-name="Visited_20_Internet_20_Link"><text:span text:style-name="T248">https://link.springer.com/article/10.1186/1743-7075-11-53</text:span></text:a><text:span text:style-name="T248"> (Accessed: 5 May 2026).</text:span></text:p>
      <text:p text:style-name="P107"/>
      <text:p text:style-name="P108">Craig A. Williamson, Jari J. Morganti, Hannah E. Smithson <text:span text:style-name="T248">(2023) </text:span><text:span text:style-name="T249">Bright-light distractions and visual performance</text:span><text:span text:style-name="T248">. Available at: </text:span><text:a xlink:type="simple" xlink:href="https://www.frontiersin.org/journals/psychology/articles/10.3389/fpsyg.2023.1088975/full" text:style-name="Internet_20_link" text:visited-style-name="Visited_20_Internet_20_Link"><text:span text:style-name="T248">https://www.frontiersin.org/journals/psychology/articles/10.3389/fpsyg.2023.1088975/full</text:span></text:a><text:span text:style-name="T248"> (Accessed: 5 May 2026).</text:span></text:p>
      <text:p text:style-name="P109"/>
      <text:p text:style-name="P110">Ning Ding, Daniel Wagner, Xiaomeng Chen, Abhinav Pathak, Y. Charlie Hu, Andrew Rice <text:span text:style-name="T248">(2013) </text:span><text:span text:style-name="T249">Characterizing and modeling the impact of wireless signal strength on smartphone battery drain. </text:span><text:span text:style-name="T252">Available at: </text:span><text:a xlink:type="simple" xlink:href="https://dl.acm.org/doi/10.1145/2494232.2466586" text:style-name="Internet_20_link" text:visited-style-name="Visited_20_Internet_20_Link"><text:span text:style-name="T252">https://dl.acm.org/doi/10.1145/2494232.2466586</text:span></text:a><text:span text:style-name="T252"> (Accessed: 5 May 2026)</text:span></text:p>
      <text:p text:style-name="P111"/>
      <text:p text:style-name="P112">The Postman Team <text:span text:style-name="T248">(2025) </text:span><text:span text:style-name="T249">What are HTTP status codes? Complete Guide for API Developers</text:span><text:span text:style-name="T248">. Available at: </text:span><text:a xlink:type="simple" xlink:href="https://blog.postman.com/what-are-http-status-codes/" text:style-name="Internet_20_link" text:visited-style-name="Visited_20_Internet_20_Link"><text:span text:style-name="T248">https://blog.postman.com/what-are-http-status-codes/</text:span></text:a><text:span text:style-name="T248"> (Accessed: 6 May 2026)</text:span></text:p>
      <text:p text:style-name="P113"/>
      <text:p text:style-name="P114">Ubuntu <text:span text:style-name="T248">(n.d.) </text:span><text:span text:style-name="T249">Vulnerability management tools in Ubuntu.</text:span><text:span text:style-name="T252"> Available at: </text:span><text:a xlink:type="simple" xlink:href="https://ubuntu.com/security/vulnerability-management" text:style-name="Internet_20_link" text:visited-style-name="Visited_20_Internet_20_Link"><text:span text:style-name="T252">https://ubuntu.com/security/vulnerability-management</text:span></text:a><text:span text:style-name="T252"> (Accessed: 6 May 2026)</text:span></text:p>
      <text:p text:style-name="P115"/>
      <text:p text:style-name="P116">Trevor Atkins <text:span text:style-name="T248">(2002) </text:span><text:span text:style-name="T249">Create a Lightweight Testing Framework. </text:span><text:span text:style-name="T248">Available at: </text:span><text:a xlink:type="simple" xlink:href="https://thinktesting.com/articles/a-lightweight-testing-framework/" text:style-name="Internet_20_link" text:visited-style-name="Visited_20_Internet_20_Link"><text:span text:style-name="T248">https://thinktesting.com/articles/a-lightweight-testing-framework/</text:span></text:a><text:span text:style-name="T248"> (Accessed: 6 May 2026)</text:span></text:p>
      <text:p text:style-name="P117"/>
      <text:p text:style-name="P118">CESG <text:span text:style-name="T248">(2014) </text:span><text:span text:style-name="T249">Implementing the cloud security principles. </text:span><text:span text:style-name="T248">Available at: </text:span><text:a xlink:type="simple" xlink:href="https://www.gov.uk/government/publications/implementing-the-cloud-security-principles/implementing-the-cloud-security-principles" text:style-name="Internet_20_link" text:visited-style-name="Visited_20_Internet_20_Link"><text:span text:style-name="T248">https://www.gov.uk/government/publications/implementing-the-cloud-security-principles/implementing-the-cloud-security-principles</text:span></text:a><text:span text:style-name="T248"> (Accessed: 6 May 2026)</text:span></text:p>
      <text:p text:style-name="P119"/>
      <text:p text:style-name="P120"><text:span text:style-name="T251">Dirk Merkel</text:span> (<text:span text:style-name="T259">2014</text:span>) <text:span text:style-name="T3">Docker: Lightweight Linux Containers for Consistent Development and</text:span></text:p>
      <text:p text:style-name="P121">Deployment. <text:span text:style-name="T254">Available at: </text:span><text:a xlink:type="simple" xlink:href="https://www.seltzer.com/margo/teaching/CS508.19/papers/merkel14.pdf" text:style-name="Internet_20_link" text:visited-style-name="Visited_20_Internet_20_Link"><text:span text:style-name="T254">https://www.seltzer.com/margo/teaching/CS508.19/papers/merkel14.pdf</text:span></text:a><text:span text:style-name="T254"> (Accessed: 6 May 2026)</text:span></text:p>
      <text:p text:style-name="P120"/>
      <text:p text:style-name="P122">Orca <text:span text:style-name="T248">(n.d.) </text:span><text:span text:style-name="T249">Patch Management. </text:span><text:span text:style-name="T248">Available at: </text:span><text:a xlink:type="simple" xlink:href="https://orca.security/glossary/patch-management/" text:style-name="Internet_20_link" text:visited-style-name="Visited_20_Internet_20_Link"><text:span text:style-name="T248">https://orca.security/glossary/patch-management/</text:span></text:a><text:span text:style-name="T248"> (Accessed: 6 May 2026)</text:span></text:p>
      <text:p text:style-name="P123"/>
      <text:p text:style-name="P124">Mak Ulac <text:span text:style-name="T248">(2026)</text:span><text:span text:style-name="T249"> </text:span><text:span text:style-name="T260">Top Linux Vulnerability Scanners in 2026: A Guide to Open-Source Security Tools</text:span><text:span text:style-name="T248">. Available at: </text:span><text:a xlink:type="simple" xlink:href="https://linuxsecurity.com/features/top-6-vulnerability-scanning-tools" text:style-name="Internet_20_link" text:visited-style-name="Visited_20_Internet_20_Link"><text:span text:style-name="T248">https://linuxsecurity.com/features/top-6-vulnerability-scanning-tools</text:span></text:a><text:span text:style-name="T248"> (Accessed: 6 May 2026)</text:span></text:p>
      <text:p text:style-name="P125"/>
      <text:p text:style-name="P126">Greenbone <text:span text:style-name="T248">(n.d.) </text:span><text:span text:style-name="T249">OPENVAS by Greenbone. </text:span><text:span text:style-name="T261">Available at: </text:span><text:a xlink:type="simple" xlink:href="https://www.openvas.org/" text:style-name="Internet_20_link" text:visited-style-name="Visited_20_Internet_20_Link"><text:span text:style-name="T261">https://www.openvas.org/</text:span></text:a><text:span text:style-name="T261">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36:56.093664847</dc:date>
    <meta:editing-duration>PT21H33M5S</meta:editing-duration>
    <meta:editing-cycles>570</meta:editing-cycles>
    <meta:document-statistic meta:table-count="0" meta:image-count="0" meta:object-count="0" meta:page-count="9" meta:paragraph-count="114" meta:word-count="2982" meta:character-count="20863" meta:non-whitespace-character-count="18006"/>
  </office:meta>
</office:document-meta>
</file>